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c13f" officeooo:paragraph-rsid="001fc13f"/>
    </style:style>
    <style:style style:name="P2" style:family="paragraph" style:parent-style-name="Standard">
      <style:text-properties officeooo:rsid="001fc13f" officeooo:paragraph-rsid="001fc13f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cb9e" officeooo:paragraph-rsid="0020cb9e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officeooo:paragraph-rsid="001fc13f"/>
    </style:style>
    <style:style style:name="P5" style:family="paragraph" style:parent-style-name="Standard">
      <style:text-properties officeooo:paragraph-rsid="001fc13f"/>
    </style:style>
    <style:style style:name="T1" style:family="text">
      <style:text-properties officeooo:rsid="0020cb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cb9e" style:font-weight-asian="bold" style:font-weight-complex="bold"/>
    </style:style>
    <style:style style:name="T4" style:family="text">
      <style:text-properties fo:font-weight="bold" officeooo:rsid="001fc13f" style:font-weight-asian="bold" style:font-weight-complex="bold"/>
    </style:style>
    <style:style style:name="T5" style:family="text">
      <style:text-properties fo:font-size="14pt" fo:font-weight="bold" officeooo:rsid="001fc13f" style:font-size-asian="14pt" style:font-weight-asian="bold" style:font-size-complex="14pt" style:font-weight-complex="bold"/>
    </style:style>
    <style:style style:name="T6" style:family="text">
      <style:text-properties officeooo:rsid="001fc13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forme Personal</text:p>
      <text:p text:style-name="P3"/>
      <text:list xml:id="list2855937438" text:style-name="L1">
        <text:list-item>
          <text:p text:style-name="P4"><text:span text:style-name="T5">Compromiso Personal</text:span></text:p>
        </text:list-item>
      </text:list>
      <text:p text:style-name="P1"/>
      <text:p text:style-name="P5"><text:span text:style-name="T6">Antes de comenzar este camino, quiero recordarme que el éxito no es un producto de la casualidad: será el producto de mi compromiso y esfuerzo en el camino. Mi actitud será proactiva, constructiva y creativa. Me enfocaré en mi progreso académico a través de un entorno de aprendizaje en equipo junto a los docentes y compañeros. Asistiré puntualmente a cada clase, centrándome en aprender y valorando todo el esfuerzo que hago al estar allí. Voy a minimizar cualquier distracción, como mi celular y la charla con otros. Además, estaré atento a participar con mis reflexiones y expresando mis dudas, pues la clase es el espacio ideal para presentarlas. Dedicaré al menos 5 horas semanales a mi estudio por fuera de clases. Lo haré tratando de cultivar la independencia, pro-actividad y persistencia que voy a necesitar en la vida profesional. Tendré presente las oportunidades de mejora personal que he identificado desde el inicio del curso y me motivaré a hacer a conciencia las tareas y actividades planteadas, porque en todas aprenderé. Soy consciente de que ellas me tomarán tiempo y esfuerzo, pero sé que puedo lograrlas si persevero y no las postergo. Siempre prestaré atención a los detalles e instrucciones que nos dan, porque entiendo que para un profesional es importante comprender y seguir adecuadamente las pautas recibidas. El camino no siempre será fácil. Pero me comprometo a invertir tiempo analizando los conceptos y problemas que me planteen, voy a perseverar en esto aún cuando a veces me parezca que no avanzo. En algunas ocasiones me tocará investigar y leer un poco, y en otras podré aprovechar los recursos humanos y tecnológicos dispuestos en la universidad para ayudarme a aprender. Y finalmente, Yo </text:span><text:span text:style-name="T3">Santiago Palacios Narváez</text:span><text:span text:style-name="T1"> </text:span><text:span text:style-name="T6">me comprometo a valorar este compromiso que hoy hago conmigo, porque puede marcar una gran diferencia y encaminarme hacia mi éxito en el curso ¡. Por eso lo declaro en este video, el cual revisaré para a darle ánimo a mi yo del futuro cuando nuevos retos se presenten en el camino. </text:span><text:span text:style-name="T4">Hoy, </text:span><text:span text:style-name="T3">17</text:span><text:span text:style-name="T4"> de </text:span><text:span text:style-name="T3">febrero</text:span><text:span text:style-name="T4"> del año </text:span><text:span text:style-name="T3">2024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03:11.384930237</meta:creation-date>
    <dc:date>2024-02-17T13:20:52.152502384</dc:date>
    <meta:editing-duration>PT2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49" meta:character-count="2102" meta:non-whitespace-character-count="1757"/>
  </office:meta>
</office:document-meta>
</file>